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4dda2"/>
    </style:style>
    <style:style style:name="P3" style:family="paragraph" style:parent-style-name="Text_20_body">
      <style:text-properties fo:font-style="normal" officeooo:rsid="00240269" officeooo:paragraph-rsid="002fad80" style:font-style-asian="normal" style:font-style-complex="normal"/>
    </style:style>
    <style:style style:name="P4" style:family="paragraph" style:parent-style-name="Text_20_body">
      <style:text-properties fo:font-style="normal" fo:font-weight="normal" officeooo:rsid="0024dda2" officeooo:paragraph-rsid="0024dda2" style:font-style-asian="normal" style:font-weight-asian="normal" style:font-style-complex="normal" style:font-weight-complex="normal"/>
    </style:style>
    <style:style style:name="P5" style:family="paragraph" style:parent-style-name="Text_20_body">
      <style:text-properties officeooo:paragraph-rsid="003c9ed1"/>
    </style:style>
    <style:style style:name="P6" style:family="paragraph" style:parent-style-name="Text_20_body">
      <style:text-properties officeooo:paragraph-rsid="00478a85"/>
    </style:style>
    <style:style style:name="P7" style:family="paragraph" style:parent-style-name="Text_20_body">
      <style:text-properties fo:font-style="normal" fo:font-weight="normal" officeooo:rsid="00240269" officeooo:paragraph-rsid="003c9ed1" style:font-style-asian="normal" style:font-weight-asian="normal" style:font-style-complex="normal" style:font-weight-complex="normal"/>
    </style:style>
    <style:style style:name="P8" style:family="paragraph" style:parent-style-name="Text_20_body">
      <style:text-properties fo:font-style="normal" fo:font-weight="normal" officeooo:rsid="0024dda2" officeooo:paragraph-rsid="0024dda2" style:font-style-asian="normal" style:font-weight-asian="normal" style:font-style-complex="normal" style:font-weight-complex="normal"/>
    </style:style>
    <style:style style:name="P9" style:family="paragraph" style:parent-style-name="Text_20_body">
      <style:text-properties fo:font-style="italic" fo:font-weight="bold" officeooo:rsid="00240269" officeooo:paragraph-rsid="00478a85" style:font-style-asian="italic" style:font-weight-asian="bold" style:font-style-complex="italic" style:font-weight-complex="bold"/>
    </style:style>
    <style:style style:name="P10" style:family="paragraph" style:parent-style-name="Text_20_body">
      <style:text-properties fo:font-style="italic" fo:font-weight="normal" officeooo:rsid="00182a1d" officeooo:paragraph-rsid="00478a85" style:font-style-asian="italic" style:font-weight-asian="normal" style:font-style-complex="italic" style:font-weight-complex="normal"/>
    </style:style>
    <style:style style:name="P11" style:family="paragraph" style:parent-style-name="Text_20_body">
      <style:paragraph-properties fo:margin-left="0in" fo:margin-right="0in" fo:text-indent="0in" style:auto-text-indent="false"/>
      <style:text-properties fo:font-style="normal" fo:font-weight="normal" officeooo:rsid="0024dda2" officeooo:paragraph-rsid="0024dda2" style:font-style-asian="normal" style:font-weight-asian="normal" style:font-style-complex="normal" style:font-weight-complex="normal"/>
    </style:style>
    <style:style style:name="P12" style:family="paragraph" style:parent-style-name="Heading_20_1">
      <style:text-properties officeooo:rsid="000b3d90" officeooo:paragraph-rsid="000b3d90"/>
    </style:style>
    <style:style style:name="T1" style:family="text">
      <style:text-properties fo:font-size="12pt" officeooo:rsid="00118c18" style:font-size-asian="12pt" style:font-size-complex="12pt"/>
    </style:style>
    <style:style style:name="T2" style:family="text">
      <style:text-properties fo:font-weight="bold" officeooo:rsid="00118c18" style:font-weight-asian="bold" style:font-weight-complex="bold"/>
    </style:style>
    <style:style style:name="T3" style:family="text">
      <style:text-properties fo:font-weight="bold" officeooo:rsid="0026aa14" style:font-weight-asian="bold" style:font-weight-complex="bold"/>
    </style:style>
    <style:style style:name="T4" style:family="text">
      <style:text-properties fo:font-style="italic" fo:font-weight="bold" officeooo:rsid="0024dda2" style:font-style-asian="italic" style:font-weight-asian="bold" style:font-style-complex="italic" style:font-weight-complex="bold"/>
    </style:style>
    <style:style style:name="T5" style:family="text">
      <style:text-properties fo:font-style="italic" fo:font-weight="bold" officeooo:rsid="00240269" style:font-style-asian="italic" style:font-weight-asian="bold" style:font-style-complex="italic" style:font-weight-complex="bold"/>
    </style:style>
    <style:style style:name="T6" style:family="text">
      <style:text-properties fo:font-style="italic" fo:font-weight="normal" officeooo:rsid="0024dda2" style:font-style-asian="italic" style:font-weight-asian="normal" style:font-style-complex="italic" style:font-weight-complex="normal"/>
    </style:style>
    <style:style style:name="T7" style:family="text">
      <style:text-properties fo:font-style="italic" fo:font-weight="normal" officeooo:rsid="00478a85" style:font-style-asian="italic" style:font-weight-asian="normal" style:font-style-complex="italic" style:font-weight-complex="normal"/>
    </style:style>
    <style:style style:name="T8" style:family="text">
      <style:text-properties fo:font-style="italic" fo:font-weight="normal" officeooo:rsid="00182a1d" style:font-style-asian="italic" style:font-weight-asian="normal" style:font-style-complex="italic" style:font-weight-complex="normal"/>
    </style:style>
    <style:style style:name="T9" style:family="text">
      <style:text-properties fo:font-style="italic" fo:font-weight="normal" officeooo:rsid="00240269" style:font-style-asian="italic" style:font-weight-asian="normal" style:font-style-complex="italic" style:font-weight-complex="normal"/>
    </style:style>
    <style:style style:name="T10" style:family="text">
      <style:text-properties fo:font-style="normal" officeooo:rsid="00240269" style:font-style-asian="normal" style:font-style-complex="normal"/>
    </style:style>
    <style:style style:name="T11" style:family="text">
      <style:text-properties fo:font-style="normal" officeooo:rsid="0024dda2" style:font-style-asian="normal" style:font-style-complex="normal"/>
    </style:style>
    <style:style style:name="T12" style:family="text">
      <style:text-properties fo:font-style="normal" fo:font-weight="normal" officeooo:rsid="0024dda2" style:font-style-asian="normal" style:font-weight-asian="normal" style:font-style-complex="normal" style:font-weight-complex="normal"/>
    </style:style>
    <style:style style:name="T13" style:family="text">
      <style:text-properties fo:font-style="normal" fo:font-weight="normal" officeooo:rsid="00240269" style:font-style-asian="normal" style:font-weight-asian="normal" style:font-style-complex="normal" style:font-weight-complex="normal"/>
    </style:style>
    <style:style style:name="T14" style:family="text">
      <style:text-properties fo:font-style="normal" fo:font-weight="normal" officeooo:rsid="0038c16d" style:font-style-asian="normal" style:font-weight-asian="normal" style:font-style-complex="normal" style:font-weight-complex="normal"/>
    </style:style>
    <style:style style:name="T15" style:family="text">
      <style:text-properties fo:font-style="normal" fo:font-weight="normal" officeooo:rsid="003c9ed1" style:font-style-asian="normal" style:font-weight-asian="normal" style:font-style-complex="normal" style:font-weight-complex="normal"/>
    </style:style>
    <style:style style:name="T16" style:family="text">
      <style:text-properties fo:font-style="normal" fo:font-weight="normal" officeooo:rsid="00422aef" style:font-style-asian="normal" style:font-weight-asian="normal" style:font-style-complex="normal" style:font-weight-complex="normal"/>
    </style:style>
    <style:style style:name="T17" style:family="text">
      <style:text-properties fo:font-style="normal" fo:font-weight="normal" officeooo:rsid="004b1fdc"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hương 3: Sự thay đổi lớn</text:h>
      <text:p text:style-name="P3">Bẵng đi một thời gian, thành Hà Châu càng ngày càng sầm uất hơn nhờ lợi thế cảng sông, giao thương thuận lợi giúp cho dân tứ xứ đổ về đây sinh sống và làm ăn ngày càng nhiều. Ở đây cách không xa Bắc Hàn quốc nên thương nhân từ phía bắc cũng đưa sản vật phương bắc về đây giao dịch, đổi lấy những đặc sản phía nam như trái cây, cây thuốc hoặc các loại vải vóc.</text:p>
      <text:p text:style-name="P3">Người phương Bắc có làn da trắng kể cả nam nhân, thân cao hơn mét tám, đa số để râu tóc xồm xoàm. Trong đó có vài chủng tộc người khác nhân loại cũng đi chung đoàn, có người có lông tóc trắng tinh, tai nhọn, mắt xếch, đồng tử trắng ánh lên tia băng hàn, trên vai mang một cây cung dài, dưới hông thắt kiếm nhẹ. Có thể là hộ vệ của đoàn thương nhân hoặc thuộc một dong binh đoàn của phương Bắc.</text:p>
      <text:p text:style-name="P3">Nhờ kinh tế Hà Châu thành phát triển, nên các nhà hàng ở đây cũng phát triển mạnh. Nhà hàng Bảo Long cũng phát triển nhanh và mở thêm dịch vụ nhà trọ kết hợp nhà hàng. Dương Thanh Nghi tất bật điều phối và huấn luyện nhân viên. Tổng số lượng nhân viên phải xấp xỉ năm mươi người nên việc quản lý càng ngày càng phức tạp, không còn đơn giản như lúc chỉ có ít người.</text:p>
      <text:p text:style-name="P2"><text:span text:style-name="T10">Âu </text:span><text:span text:style-name="T11">Cường nhiều khi cũng phải giúp việc cho nhà hàng, lúc thì làm tiểu nhị, lúc thì phụ bếp. Nhưng cậu bé rất hăng hái giúp đỡ các anh chị trong nhà hàng. Dần dần, mọi người trong nhà hàng đã quen với sự có mặt của Âu Cường.</text:span></text:p>
      <text:p text:style-name="P2"><text:span text:style-name="T11">Dương Thanh Nghi nhiều lần không cho con làm việc trong nhà hàng mà chỉ muốn bắt </text:span><text:span text:style-name="T10">Âu </text:span><text:span text:style-name="T11">Cường đọc sách thánh hiền hoặc đọc nhiều thơ ca để sau này làm quan to. Nhưng Âu Hải thì ủng hộ việc để </text:span><text:span text:style-name="T10">Âu </text:span><text:span text:style-name="T11">Cường tự do, nên </text:span><text:span text:style-name="T10">Dương Thanh Nghi cũng chỉ nhắc nhở con học hành mà không dám thúc ép thái quá.</text:span></text:p>
      <text:p text:style-name="P2"><text:soft-page-break/><text:span text:style-name="T10">Chỉ sau vài tháng kể từ lúc </text:span><text:span text:style-name="T11">Âu Hải gọi vào thư phòng dặn dò, </text:span><text:span text:style-name="T10">Âu </text:span><text:span text:style-name="T11">Cường đã thay đổi khá nhiều về cả tính cách lẫn cách hành xử, giờ đây cậu bé còn hay dẫn bạn về nhà hàng chơi, còn cho bạn nếm thử một số món mới của đầu bếp làm, khoảng cách giữa những đứa nhóc gần như tiêu biến. <text:s/></text:span></text:p>
      <text:p text:style-name="P2"><text:span text:style-name="T11">Trong một lần </text:span><text:span text:style-name="T10">Âu </text:span><text:span text:style-name="T11">Cường dần bạn về nhà hàng chơi, </text:span><text:span text:style-name="T10">Dương Thanh Nghi và </text:span><text:span text:style-name="T11">Âu Hải có nghe chúng kể về việc A Phì sau khi ăn món </text:span><text:span text:style-name="T12">bánh mỳ kẹp thịt mới của nhà hàng Bảo Long do Âu Cường mang tới thì đã công nhận thức ăn của nhà hàng đến chó cũng không dám chê, và ăn ngấu nghiến chiếc bánh mỳ... Mấy đứa nhóc còn kể thêm việc A Phì đòi các đầu bếp của nhà hàng Phì Lũ làm món bánh mỳ đó, nhưng làm mãi nó cũng không giống cái Âu Cường cho nó ăn, thế là nó cứ nằm đó ăn vạ cả ngày.</text:span></text:p>
      <text:p text:style-name="P4">Đầu bếp của Phì Lũ không bắt chước được món đó cũng là điều dễ hiểu, vì thứ quan trọng nhất của nó là bột mỳ được mua từ các thương nhân phương bắc, hương vị, độ giòn hay hình dáng đều khác xa thứ bánh được làm từ bột địa phương.</text:p>
      <text:p text:style-name="P2"><text:span text:style-name="T13">Âu </text:span><text:span text:style-name="T12">Cường đã “hòa giải” thành công vói A Phì, nhưng lại vô tình mang một số rắc rối cho nhà hàng. Chủ nhà hàng Phì Lũ ra sức lôi kéo đầu bếp từ Bảo Long quán về, bất chấp việc trả công cao gấp hai đến ba lần mức thuê một đầu bếp từ nhà hàng khác. Dẫn tới một “cuộc chiến” tranh giành đầu bếp trong nội bộ thành Hà Châu.</text:span></text:p>
      <text:p text:style-name="P2"><text:span text:style-name="T12">Việc tranh giành làm </text:span><text:span text:style-name="T13">Dương Thanh Nghi mất ba đầu bếp có thâm niên </text:span><text:span text:style-name="T14">và một số nhân viên khác</text:span><text:span text:style-name="T13">, giữa lúc việc buôn bán đang mở rộng và cần rất nhiều nhân lực, làm cho Dương Thanh Nghi ăn ngủ không yên. Thấy vậy </text:span><text:span text:style-name="T12">Âu Hải cũng phải đưa ra một số cải cách về việc quản lý nhà hàng đến cơ cấu tổ chức.</text:span></text:p>
      <text:p text:style-name="P4">Như việc đưa ra khái niệm công việc xoay vòng, đại khái là cứ một đầu bếp thì phải chia sẻ kinh nghiêm, huấn luyện cho một người có tiềm năng ở vị trí khác ví dụ như phụ bếp, tiểu nhị. Sau đó thì hoán đổi công việc giữa hai người, có thể hoán đổi theo ngày hoặc theo tuần, tùy vào mức độ thuần thục.</text:p>
      <text:p text:style-name="P2"><text:soft-page-break/><text:span text:style-name="T12">Ngay cả </text:span><text:span text:style-name="T13">Dương Thanh Nghi cũng phải huấn luyện cho nhân viên cách quản lý, ghi chép sổ sách hoặc ngay cả việc thủ quỹ quản kho cũng phải chia sẻ dần cho các vị trí khác.</text:span></text:p>
      <text:p text:style-name="P2"><text:span text:style-name="T13">Chính sách của </text:span><text:span text:style-name="T12">Âu Hải nhắm tới việc đào tạo nhân lực toàn diện, nó cũng có nhược điểm so với việc đào tạo theo hướng chuyên môn hóa là thời gian triển khai lâu hơn, hiệu suất làm việc sẽ giảm trong thời gian quá độ. Nhưng bù lại, nhà hàng có thể linh động trong việc dùng người, người có chuyên môn cao như đầu bếp thì vừa dạy các nhân viên khác kỹ năng làm bếp, vừa có được nhiều kinh nghiệm trong việc quản lý, tiếp thị và làm sổ sách. Nếu chỉ thích làm một công việc duy nhất và không muốn đổi thì phải huấn luyện cho những người làm được công việc như mình đang làm.</text:span></text:p>
      <text:p text:style-name="P4">Và quan trọng là thứ để giữ chân nhân viên ngoài tiền công cao, là thứ họ học hỏi được trong quá trình làm ở đây. Nhiều đầu bếp sẵn sàng từ chối tiền công cao gấp nhiều lần chỉ để ở lại học kỹ năng nấu nướng lẫn quản lý của Dương Thanh Nghi.</text:p>
      <text:p text:style-name="P2"><text:span text:style-name="T12">Mô hình này vô hình chung đã tạo ra một môi trường hoàn toàn khác biệt so với các nhà hàng khác, nơi chỉ chăm chăm vào lợi nhuận trên khách mà bỏ quên một thứ quan trọng hơn đó là yếu tố con người. Và </text:span><text:span text:style-name="T13">Âu </text:span><text:span text:style-name="T12">Cường cũng học được rất nhiều kỹ năng trong môi trường này, nhất là về nấu nướng.</text:span></text:p>
      <text:p text:style-name="P2"><text:span text:style-name="T12">Ngoài việc tranh giành đầu bếp, các nhà hàng còn cố gắng thu mua nguyên liệu hiếm từ phương bắc như </text:span><text:span text:style-name="T4">băng tảng*, bột mỳ và rượu màu*</text:span><text:span text:style-name="T12">. Giá cả các mặt hàng này tăng nhanh, nên không còn phù hợp với thực khách trung lưu nữa dẫn tới việc nhà hàng phổ thông như Bảo Long cũng dừng phục những món ăn liên quan tới nguyên liệu hiếm. Thay vào đó, tập trung tăng chất lượng hương vị của các món ăn địa</text:span><text:span text:style-name="T4"> </text:span><text:span text:style-name="T12">phương như thịt bò, thịt heo tẩm ướp các gia vị phù hợp.</text:span></text:p>
      <text:p text:style-name="P4">Trong thời gian này, do lượng dân nhập cư vào thành càng lúc càng nhiều, và đủ các thể loại thành phần nên tình hình an ninh dần trở nên xấu đi. Trộm cắp vặt cũng có, các võ giả của dong binh <text:soft-page-break/>đoàn cũng theo các đoàn thương nhân tới thành. Dân cư từ các thôn ở ven thành Hà Châu cũng đổ về giao dịch trao đổi nhu yếu phẩm ở đây.</text:p>
      <text:p text:style-name="P2"><text:span text:style-name="T12">Nhiều cuộc ẩu đả chỉ vì những xích mích nhỏ cũng xảy ra, thi thoảng còn đánh nhau ngay trong Bảo Long quán làm thiệt hại không những về vật chất mà con làm mất đi một lượng khách đáng kể. </text:span><text:span text:style-name="T13">Dương Thanh Nghi cùng chồng bàn bạc đối sách, cuối cùng quyết định phải thuê vài võ giả hoặc hộ vệ về trấn thủ.</text:span></text:p>
      <text:p text:style-name="P5"><text:span text:style-name="T15">Một hôm đẹp trời, </text:span><text:span text:style-name="T13">Âu Cường được bố dẫn tới diễn võ đường lớn nhất trong thành Hà Châu để tham quan nơi các võ giả tập luyện. Các võ đường cũng đưa võ sinh tới đây để trình diễn võ thuật kết hợp chiêu sinh. Một số dong binh đoàn nhỏ cũng tới đây tìm cộng sự cho các chuyến áp tiêu sắp tới. Một phần cũng đúng thời điểm một phiên họp mặt của diễn võ </text:span><text:span text:style-name="T17">đường</text:span><text:span text:style-name="T13"> cứ một tuần một lần nên ở đây rất đông người qua lại.</text:span></text:p>
      <text:p text:style-name="P7">Võ giả cũng cần phải có cơm ăn áo mặc như người thường, nên đây là dịp để họ đầu nhập vào một số thế lực hoặc tổ chức để có thể trang trải những chi phí trong quá trình tập luyện và sinh hoạt. Tất nhiên võ giả càng mạnh thì càng phải bỏ ra nhiều tiền để mời về, nên sinh ra các thứ bậc giữa các võ giả hoặc chiến binh. Các cách phân loại này cũng không đồng nhất giữa các võ đường, môn phái và các thế lực khác.</text:p>
      <text:p text:style-name="P5"><text:span text:style-name="T13">Cách đơn giản để phân loại là dựa trên chứng chỉ từ các võ đường hoặc dong binh đoàn uy tín, thông thường để lấy các chứng chỉ này họ phải qua các cuộc thi sát hạch như nâng tạ, đấu tay đôi với các võ sư hoặc dùng binh khí cực nặng để múa những đường quyền phức tạp. Mỗi chứng chỉ có 8 bậc, bậc một tới bậc ba là những võ sĩ chiến binh phổ thông. Những người này có thể nâng tạ trăm </text:span><text:span text:style-name="T5">cân*</text:span><text:span text:style-name="T13">, xài binh khí hai ba chục cân, có thể khống chế người bình thường với tay không một cách dễ dàng. Các chủ võ đường đều là võ sư bậc 8, nếu đánh ngang tay với họ thì người thách đấu đạt chứng chỉ bậc 8. Còn các cấp cao hơn thì chỉ có những tông môn lớn mới được </text:span><text:soft-page-break/><text:span text:style-name="T13">phép chứng nhận, nghe nói vượt trên cấp 8 đều là những có thể đánh vỡ đá tảng với tay không, bay nhảy khinh công như chim.</text:span></text:p>
      <text:p text:style-name="P2"><text:span text:style-name="T13">Âu Hải cùng con tới đây tìm kiếm một vài võ giả dưới cấp 3,với giá thuê khoảng từ 2 đến 3 </text:span><text:span text:style-name="T5">lạng* *</text:span><text:span text:style-name="T13"> <text:s/>bạc một tháng. Lướt khắp diễn võ đường thì cũng đã tìm được vài người vừa ý, Âu </text:span><text:span text:style-name="T12">Cường thì nhìn ngó khắp nơi với bộ dạng rất háo hức, miệng luôm mồm hỏi bố về võ thuật.</text:span></text:p>
      <text:p text:style-name="P2"><text:span text:style-name="T12">“</text:span><text:span text:style-name="T6">Võ giả có thể bay lượn như chim trên trời hả bố ?</text:span><text:span text:style-name="T12">”</text:span></text:p>
      <text:p text:style-name="P4">Âu Hải mỉm cười trả lời:</text:p>
      <text:p text:style-name="P2"><text:span text:style-name="T12">“</text:span><text:span text:style-name="T6">Bố cũng chỉ được nghe kể về họ, họ là những người chuyên tâm vào võ đạo, truy cầu sức mạnh. Thế giới quan của họ khác xa với người thường chúng ta rất nhiều</text:span><text:span text:style-name="T12">”</text:span></text:p>
      <text:p text:style-name="P2"><text:span text:style-name="T12">“</text:span><text:span text:style-name="T6">Vậy bố có thể thuê một người như vậy về dạy cho con bay lượn không?</text:span><text:span text:style-name="T12">”</text:span></text:p>
      <text:p text:style-name="P4">Âu Hải nhìn con với ánh mắt trìu mến:</text:p>
      <text:p text:style-name="P2"><text:span text:style-name="T12">“</text:span><text:span text:style-name="T6">Vậy thì con cần một cơ duyên để gặp được họ, cần một vận may để được họ chỉ dạy và quan trọng là con cần một một ý chí kiên cường để sống trong thế giới khắc nghiệt của võ đạo.</text:span><text:span text:style-name="T12">”</text:span></text:p>
      <text:p text:style-name="P2"><text:span text:style-name="T13">Âu </text:span><text:span text:style-name="T12">Cường gật gật cái đầu tròn tròn, cũng không biết là lĩnh ngộ được cái gì không. Bỗng cậu thấy một võ sĩ, ở trần dáng gầy nhưng rắn chắc, khuôn mặt như đang thấp thỏm lo lắng. Anh ta ngồi thiền, hai tay đặt trên đùi, cố gắng tĩnh tâm nhưng vẻ mặt lại không như vậy. </text:span><text:span text:style-name="T13">Âu </text:span><text:span text:style-name="T12">Cường nhận ra sự khác biệt này, vì nó khá giống vẻ mặt của mẹ tại những thời điểm cuối tháng, phải trả lương nhân viên nhưng chưa xoay ra tiền.</text:span></text:p>
      <text:p text:style-name="P2"><text:span text:style-name="T12">Trước mặt võ sĩ ấy là một tấm biển có ghi chữ, </text:span><text:span text:style-name="T13">Âu </text:span><text:span text:style-name="T12">Cường lại gần lõm bõm đánh vần từng chữ: “</text:span><text:span text:style-name="T6">Cần tiền mua thuốc cho mẹ, võ sĩ cấp 3, nhận làm hộ vệ hai năm với chỉ 50 lạng bạc</text:span><text:span text:style-name="T12">”</text:span></text:p>
      <text:p text:style-name="P2"><text:soft-page-break/><text:span text:style-name="T13">Âu </text:span><text:span text:style-name="T12">Cường quay lại gọi bố lại xem, Âu Hải cũng ngạc nhiên tại sao võ sĩ cấp 3 làm hai năm chỉ có 50 lượng bac, với giá rẻ như vậy thì phải có người thuê từ lâu chứ sao còn ngồi đây, liền lại hỏi:</text:span></text:p>
      <text:p text:style-name="P2"><text:span text:style-name="T12">“</text:span><text:span text:style-name="T6">Chào người anh em, tôi là Âu Hải, người của Bảo Long quán, đang cần tìm hộ vệ cho nhà hàng, không biết là anh có muốn làm ở chỗ chúng tôi không?</text:span><text:span text:style-name="T12">”</text:span></text:p>
      <text:p text:style-name="P4">Anh ta liền mở mắt đáp lời, khuôn mặt lại ánh lên một tia hy vọng:</text:p>
      <text:p text:style-name="P2"><text:span text:style-name="T12">“</text:span><text:span text:style-name="T6">Chào Âu tiên sinh, tại hạ là Trần Hiếu, hiện tại là võ sĩ cấp 3, sở trường là </text:span><text:span text:style-name="T4">cầm nã thủ*** </text:span><text:span text:style-name="T6">, binh khí ưa thích là thương dài có thể kết hợp với khiên gỗ. Tại hạ rất muốn làm hộ vệ cho tiên sinh, nhưng ...</text:span><text:span text:style-name="T12">”. Trần Hiếu ấp úng, vẻ mặt lộ </text:span><text:span text:style-name="T16">nét </text:span><text:span text:style-name="T12">lúng túng.</text:span></text:p>
      <text:p text:style-name="P4">Âu Hải nhanh trí tiếp lời:</text:p>
      <text:p text:style-name="P2"><text:span text:style-name="T12">“</text:span><text:span text:style-name="T6">Trần đệ cứ nói thẳng, đừng ngại</text:span><text:span text:style-name="T12">”</text:span></text:p>
      <text:p text:style-name="P2"><text:span text:style-name="T12">“</text:span><text:span text:style-name="T6">Tại hạ hiện giờ là võ sĩ cấp 3, nhưng chưa có lấy chứng chỉ từ võ đường vì không có tiền để khảo hạch. Thêm nữa, tại hạ nhận luôn tiền hai năm một lần, sau 3 tháng mới quay lại nhận nhiệm vụ từ Âu tiên sinh có được không ạ?</text:span><text:span text:style-name="T12">”</text:span></text:p>
      <text:p text:style-name="P4">Âu Hải vẻ mặt đăm chiêu, một võ sĩ chưa có chứng chỉ thì chưa được võ đường bảo đảm nên có thể một đi không trở lại là một, thứ hai nếu trả tiền luôn hai năm rồi 3 tháng sau mới quay lại thì hiện tại mình chỉ có thể thuê 1 hộ vệ với 100 lạng bạc trong túi, vì thuê một hộ vệ phải trả tiền theo năm, tức là khoảng 36 lạng bạc cho một người. Sau một lúc, Âu Hải hỏi :</text:p>
      <text:p text:style-name="P2"><text:span text:style-name="T12">“</text:span><text:span text:style-name="T6">Trần đệ cần thời gian để chăm sóc mẹ đúng không?</text:span><text:span text:style-name="T12">”</text:span></text:p>
      <text:p text:style-name="P4">Trần Hiếu khuôn mặt đỏ bừng nói:</text:p>
      <text:p text:style-name="P2"><text:span text:style-name="T12">“</text:span><text:span text:style-name="T6">Dạ, sức khỏe của mẹ tại hạ không được tốt, cần có người phụng dưỡng bên cạnh vài tháng mới có thể hồi phục được. Đến lúc đó chắc chắn tại hạ quay lại chỗ Âu tiên sinh phụng mệnh.</text:span><text:span text:style-name="T12">”</text:span></text:p>
      <text:p text:style-name="P2"><text:soft-page-break/><text:span text:style-name="T13">Âu </text:span><text:span text:style-name="T12">Cường nét mặt đầy đồng cảm nói bố: “</text:span><text:span text:style-name="T6">Bố thuê anh ấy đi, anh ấy trông gầy vậy thôi nhưng mạnh lắm đó. Bạn con nhiều thằng gầy nhưng đánh nhau rất khỏe</text:span><text:span text:style-name="T12">”</text:span></text:p>
      <text:p text:style-name="P4">Âu Hải nhìn con trai một lát rồi lại quay qua Trần Hiếu:</text:p>
      <text:p text:style-name="P2"><text:span text:style-name="T12">“</text:span><text:span text:style-name="T6">Tôi hiểu tình cảnh của anh, nhưng nhà hàng hiện giờ cần ít nhất hai võ sĩ thay phiên nhau túc trực, khó có thể thiếu hộ vệ 3 tháng được.</text:span><text:span text:style-name="T12">” </text:span><text:span text:style-name="T13">Âu </text:span><text:span text:style-name="T12">Cường nghe vậy liền nắm lấy tay bố làm nũng, Âu Hải ngừng lại một chặp rồi nói tiếp:</text:span></text:p>
      <text:p text:style-name="P2"><text:span text:style-name="T12">“</text:span><text:span text:style-name="T6">Nếu được mong Trần đệ có thể thu xếp càng nhanh càng tốt quay lại nhà hàng, chúng tôi có thể sắp xếp cho mẫu thân của đệ ở trong nhà hàng cho tiện bề chăm sóc.</text:span><text:span text:style-name="T12">”</text:span></text:p>
      <text:p text:style-name="P4">Trần Hiếu đột nhiên ngẩng mặt lên nói:</text:p>
      <text:p text:style-name="P2"><text:span text:style-name="T12">“</text:span><text:span text:style-name="T6">Vậy là Trần tiên sinh chấp nhận yêu cầu của tại hạ? Lại còn cho phép mẫu thân tại hạ dọn tới chỗ của đại nhân</text:span><text:span text:style-name="T12">”</text:span></text:p>
      <text:p text:style-name="P2"><text:span text:style-name="T12">Âu Hải cười mỉm, gật đầu, </text:span><text:span text:style-name="T13">Âu </text:span><text:span text:style-name="T12">Cường thấy vậy liền nhoẻn miệng cười toe toét, liền chạy tới chỗ Trần Hiếu, tay nắn nắng lấy bắp chân rắn chắc của Trần Hiếu và nói:</text:span></text:p>
      <text:p text:style-name="P2"><text:span text:style-name="T12">“</text:span><text:span text:style-name="T6">Vài bữa Trần huynh tới chỗ đệ, nhớ dạy đệ võ thuật để đệ có thế bay lên trời như chim nhé.</text:span><text:span text:style-name="T12">”</text:span></text:p>
      <text:p text:style-name="P4">Trần Hiếu vui quá, không biết nói gì cứ mãi cúi đầu tạ ơn trước Âu Hải, phải đến khi Âu Hải nâng người lên, lấy một tờ giấy ra biên vài dòng đại khái là nhận Trần Hiếu làm hộ vệ với tiền công là 50 lạng cho hai năm, viết thành hai bản. Sau đó đưa cho Trần Hiếu ký tên. Xong xuôi, Âu Hải đưa cho Trần Hiếu 60 lạng rồi nói:</text:p>
      <text:p text:style-name="P2"><text:span text:style-name="T12">“</text:span><text:span text:style-name="T6">Hiếu đệ cầm lấy tiền </text:span><text:span text:style-name="T7">dư mà mua thêm đồ tẩm bổ cho phụ mẫu, nếu còn dư thì dùng để khảo hạch ở võ đường. Khi nào quay lại nhà hàng nhớ đưa mẫu thân đi cùng cho tiện bề chăm sóc.</text:span><text:span text:style-name="T12">” Nói xong quay lưng đi tới chỗ những võ sĩ khác để khảo giá. Trần Hiếu nhìn bóng lưng hai cha con khuất dần, khuôn mặt hiện lên vẻ ngạc </text:span><text:soft-page-break/><text:span text:style-name="T12">nhiên, sau đó dọn dẹp tấm biển rồi chạy nhanh tới tiệm thuốc trong thành.</text:span></text:p>
      <text:p text:style-name="P9">Chú thích của tác giả:</text:p>
      <text:p text:style-name="P6"><text:span text:style-name="T5">+ </text:span><text:span text:style-name="T9">Cân</text:span><text:span text:style-name="T5">: </text:span><text:span text:style-name="T8">ở đây là khối lượng của 1 lít rượu nặng, tương tương 0.8 kg theo chuẩn <text:s/>SI</text:span></text:p>
      <text:p text:style-name="P10">+ Lạng: <text:s/>một phần mười cân</text:p>
      <text:p text:style-name="P10">+ Cầm nã thủ: một kỹ thuật dùng các ngón tay làm chủ, khống chế, bắt giữ và tước vũ khí</text:p>
      <text:p text:style-name="P9"/>
      <text:p text:style-name="P11"/>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2in" fo:margin-bottom="0.1in" loext:contextual-spacing="false" fo:text-indent="0.2in" style:auto-text-indent="false"/>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5in" loext:contextual-spacing="false" fo:text-align="center" style:justify-single-word="false" fo:text-indent="0in" style:auto-text-indent="false" style:page-number="auto" style:shadow="none"/>
      <style:text-properties fo:color="#0000ff" style:font-name="DejaVu Sans" fo:font-family="'DejaVu Sans'" style:font-style-name="Bold" style:font-family-generic="swiss" style:font-pitch="variable" fo:font-size="130%" fo:font-weight="bold" fo:background-color="#ffffff"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2in" style:auto-text-indent="false"/>
    </style:style>
    <style:style style:name="Preformatted_20_Text" style:display-name="Preformatted Text" style:family="paragraph" style:parent-style-name="Standard" style:class="html">
      <style:paragraph-properties fo:margin-top="0.2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officeooo:rsid="00118c18" style:font-size-asian="12pt" style:font-size-complex="12pt"/>
    </style:style>
    <style:style style:name="MT2" style:family="text">
      <style:text-properties fo:font-weight="bold" officeooo:rsid="00118c18" style:font-weight-asian="bold" style:font-weight-complex="bold"/>
    </style:style>
    <style:style style:name="MT3" style:family="text">
      <style:text-properties fo:font-weight="bold" officeooo:rsid="0026aa14"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CĐCG</text:span><text:tab/><text:span text:style-name="MT2">Chương </text:span><text:span text:style-name="MT3">3</text:span><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37:21.546663314</meta:creation-date>
    <meta:generator>LibreOffice/5.1.6.2$Linux_X86_64 LibreOffice_project/10m0$Build-2</meta:generator>
    <dc:date>2017-07-16T20:53:22.153164672</dc:date>
    <meta:editing-duration>PT2H55M10S</meta:editing-duration>
    <meta:editing-cycles>29</meta:editing-cycles>
    <meta:document-statistic meta:table-count="0" meta:image-count="0" meta:object-count="0" meta:page-count="8" meta:paragraph-count="57" meta:word-count="2804" meta:character-count="12340" meta:non-whitespace-character-count="9588"/>
  </office:meta>
</office:document-meta>
</file>